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9c84" officeooo:paragraph-rsid="001d9c84"/>
    </style:style>
    <style:style style:name="P2" style:family="paragraph" style:parent-style-name="Standard">
      <style:text-properties officeooo:rsid="001d9c84" officeooo:paragraph-rsid="001d9c84"/>
    </style:style>
    <style:style style:name="P3" style:family="paragraph" style:parent-style-name="Standard">
      <style:text-properties officeooo:rsid="00210e67" officeooo:paragraph-rsid="00210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EQUIREMENT</text:p>
      <text:p text:style-name="P1">ANALISYS</text:p>
      <text:p text:style-name="P1">FEASIBILITY</text:p>
      <text:p text:style-name="P1"/>
      <text:p text:style-name="P1">MAKE OR BUY</text:p>
      <text:p text:style-name="P1"/>
      <text:p text:style-name="P3">safe-lock= routine sicura</text:p>
      <text:p text:style-name="P3"/>
      <text:p text:style-name="P3">plug=port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48:56.231282739</meta:creation-date>
    <meta:generator>LibreOffice/5.2.7.2$Linux_X86_64 LibreOffice_project/20m0$Build-2</meta:generator>
    <dc:date>2019-03-11T15:23:15.433772898</dc:date>
    <meta:editing-duration>PT1H38M55S</meta:editing-duration>
    <meta:editing-cycles>2</meta:editing-cycles>
    <meta:document-statistic meta:table-count="0" meta:image-count="0" meta:object-count="0" meta:page-count="1" meta:paragraph-count="6" meta:word-count="11" meta:character-count="81" meta:non-whitespace-character-count="76"/>
  </office:meta>
</office:document-meta>
</file>